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ál" style:list-style-name="LFO5" style:family="paragraph"/>
    <style:style style:name="P3" style:parent-style-name="Normál" style:list-style-name="LFO5" style:family="paragraph"/>
    <style:style style:name="P4" style:parent-style-name="Normál" style:family="paragraph">
      <style:paragraph-properties fo:margin-left="0.5in">
        <style:tab-stops/>
      </style:paragraph-properties>
    </style:style>
    <style:style style:name="P5" style:parent-style-name="Normál" style:list-style-name="LFO5" style:family="paragraph"/>
    <style:style style:name="P6" style:parent-style-name="Normál" style:list-style-name="LFO5" style:family="paragraph"/>
    <style:style style:name="P7" style:parent-style-name="Normál" style:list-style-name="LFO5" style:family="paragraph"/>
    <style:style style:name="P8" style:parent-style-name="Normál" style:list-style-name="LFO5" style:family="paragraph"/>
    <style:style style:name="P9" style:parent-style-name="Normál" style:list-style-name="LFO6" style:family="paragraph"/>
    <style:style style:name="P10" style:parent-style-name="Normál" style:list-style-name="LFO6" style:family="paragraph"/>
    <style:style style:name="P11" style:parent-style-name="Normál" style:list-style-name="LFO6" style:family="paragraph"/>
    <style:style style:name="P12" style:parent-style-name="Normál" style:list-style-name="LFO6" style:family="paragraph"/>
    <style:style style:name="P13" style:parent-style-name="Normál" style:list-style-name="LFO6" style:family="paragraph"/>
    <style:style style:name="P14" style:parent-style-name="Normál" style:list-style-name="LFO6" style:family="paragraph"/>
    <style:style style:name="P15" style:parent-style-name="Normál" style:list-style-name="LFO6" style:family="paragraph"/>
    <style:style style:name="P16" style:parent-style-name="Normál" style:list-style-name="LFO7" style:family="paragraph"/>
    <style:style style:name="P17" style:parent-style-name="Normál" style:list-style-name="LFO7" style:family="paragraph"/>
    <style:style style:name="P18" style:parent-style-name="Normál" style:list-style-name="LFO7" style:family="paragraph"/>
    <style:style style:name="P19" style:parent-style-name="Normál" style:list-style-name="LFO7" style:family="paragraph"/>
    <style:style style:name="P20" style:parent-style-name="Normál" style:list-style-name="LFO7" style:family="paragraph"/>
    <style:style style:name="T21" style:parent-style-name="Bekezdésalapbetűtípusa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Hálózati Infrastruktúra</text:p>
      <text:p text:style-name="Normál">Használt eszközök helyszínenként</text:p>
      <text:p text:style-name="Normál">Földszint (Játékterem):</text:p>
      <text:list text:style-name="LFO5" text:continue-numbering="true">
        <text:list-item>
          <text:p text:style-name="P2">Routerek: Cisco 2911 (2 db)</text:p>
        </text:list-item>
        <text:list-item>
          <text:p text:style-name="P3">Switchek: Cisco 2960 (2 db)</text:p>
        </text:list-item>
      </text:list>
      <text:p text:style-name="P4">Cisco 3650 – (4db)</text:p>
      <text:list text:style-name="LFO5" text:continue-numbering="true">
        <text:list-item>
          <text:p text:style-name="P5">PC/Laptop/Mobil/Tablet: 20 db (PC: 12, Smartphone: 4, Laptop: 2, Tablet: 2)</text:p>
        </text:list-item>
        <text:list-item>
          <text:p text:style-name="P6">Nyomtató: 2 db</text:p>
        </text:list-item>
        <text:list-item>
          <text:p text:style-name="P7">Szerver: Central Office (1 db)</text:p>
        </text:list-item>
        <text:list-item>
          <text:p text:style-name="P8">Egyéb: Cell Tower (1 db)</text:p>
        </text:list-item>
      </text:list>
      <text:p text:style-name="Normál">1. Emelet (Szerverközpont):</text:p>
      <text:list text:style-name="LFO6" text:continue-numbering="true">
        <text:list-item>
          <text:p text:style-name="P9">Routerek: Cisco 2911 (4 db)<text:s/></text:p>
        </text:list-item>
        <text:list-item>
          <text:p text:style-name="P10">Switchek: Cisco 2911 (5 db)<text:s/></text:p>
        </text:list-item>
        <text:list-item>
          <text:p text:style-name="P11">Tűzfal: ASA 5506 (1 db)</text:p>
        </text:list-item>
        <text:list-item>
          <text:p text:style-name="P12">PC/Laptop/Mobil: 10 db (PC: 4, Laptop: 4, Smartphone: 2)</text:p>
        </text:list-item>
        <text:list-item>
          <text:p text:style-name="P13">Nyomtató: 4 db</text:p>
        </text:list-item>
        <text:list-item>
          <text:p text:style-name="P14">Wi-Fi: WRT300N (1 db)</text:p>
        </text:list-item>
        <text:list-item>
          <text:p text:style-name="P15">Szerver: Server-PT DHCP (1 db), Server-PT DNS (1 db)</text:p>
        </text:list-item>
      </text:list>
      <text:p text:style-name="Normál">2. Emelet (VIP):</text:p>
      <text:list text:style-name="LFO7" text:continue-numbering="true">
        <text:list-item>
          <text:p text:style-name="P16">Router(ek): Cisco 2911 (2 db)</text:p>
        </text:list-item>
        <text:list-item>
          <text:p text:style-name="P17">Switch(ek): Cisco 2960 (4 db)</text:p>
        </text:list-item>
        <text:list-item>
          <text:p text:style-name="P18">PC/Laptop/Mobil: 16 db (PC: 8, Tablet: 2, Smartphone: 4, Laptop: 2)</text:p>
        </text:list-item>
        <text:list-item>
          <text:p text:style-name="P19">Nyomtató: 2 db</text:p>
        </text:list-item>
        <text:list-item>
          <text:p text:style-name="P20">Wifi: WLC-3504 (1db), LAP-PT (2db)</text:p>
        </text:list-item>
      </text:list>
      <text:p text:style-name="Normál"><text:span text:style-name="T21">Összesítve</text:span>:<text:s/></text:p>
      <text:p text:style-name="Normál"/>
      <text:soft-page-break/>
      <text:p text:style-name="Normál">Routerek<text:line-break/>Cisco 2911 Router: 8 db</text:p>
      <text:p text:style-name="Normál">Switchek<text:line-break/>Cisco 2960 Switch:<text:s/>11<text:s/>db<text:line-break/>Cisco 3650 Switch: 4 db</text:p>
      <text:p text:style-name="Normál">PC-k és Mobil Eszközök<text:line-break/>PC: 24 db<text:line-break/>Smartphone: 10 db<text:line-break/>Laptop: 8 db<text:line-break/>Tablet: 4 db</text:p>
      <text:p text:style-name="Normál">Nyomtatók<text:line-break/>Nyomtató: 8 db</text:p>
      <text:p text:style-name="Normál">Szerverek<text:line-break/>Central Office Szerver: 1 db<text:line-break/>Server-PT DHCP: 1 db<text:line-break/>Server-PT DNS: 1 db</text:p>
      <text:p text:style-name="Normál">Egyéb hálózati eszközök<text:line-break/>Cell Tower: 1 db<text:line-break/>ASA 5506 Tűzfal: 1 db</text:p>
      <text:p text:style-name="Normál">Wi-Fi eszközök<text:line-break/>WRT300N Wi-Fi: 1 db<text:line-break/>WLC-3504 Wi-Fi: 1 db<text:line-break/>LAP-PT Wi-Fi Access Point: 2 db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hó André Dominik</meta:initial-creator>
    <dc:creator>Mihó André Dominik</dc:creator>
    <meta:creation-date>2026-01-27T20:41:00Z</meta:creation-date>
    <dc:date>2026-01-27T21:15:00Z</dc:date>
    <meta:template xlink:href="Normal.dotm" xlink:type="simple"/>
    <meta:editing-cycles>1</meta:editing-cycles>
    <meta:editing-duration>PT1080S</meta:editing-duration>
    <meta:document-statistic meta:page-count="2" meta:paragraph-count="2" meta:word-count="178" meta:character-count="1192" meta:row-count="8" meta:non-whitespace-character-count="1016"/>
  </office:meta>
</office:document-meta>
</file>